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4521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ssier n° : C22250322</text:p>
      <text:p text:style-name="Standard"/>
      <text:p text:style-name="Standard">Demandeur : EARL DE TREMEUR</text:p>
      <text:p text:style-name="Standard">Adresse : STIVEL<text:line-break/>22310 PLESTIN LES GREVES</text:p>
      <text:p text:style-name="Standard">Cédant : SCEA DE KERONIC</text:p>
      <text:p text:style-name="Standard"/>
      <text:p text:style-name="Standard">La demande est une demande standard.<text:line-break/></text:p>
      <text:p text:style-name="Standard"/>
      <text:p text:style-name="Standard"/>
      <text:p text:style-name="Standard">----------------------------------------</text:p>
      <text:p text:style-name="Standard">Commune : PLESTIN-LES-GREVES</text:p>
      <text:p text:style-name="Standard"/>
      <text:p text:style-name="Standard">----------------------------------------</text:p>
      <text:p text:style-name="Standard">Commune : TREMEL</text:p>
      <text:p text:style-name="Standard"/>
      <text:p text:style-name="Standard">----------------------------------------</text:p>
      <text:p text:style-name="Standard">Commune : PLOUEGAT-GUERAND</text:p>
      <text:p text:style-name="Standard"/>
      <text:p text:style-name="Standard"/>
      <text:p text:style-name="Standard"/>
      <text:p text:style-name="P1">Dossier n° : C22250322</text:p>
      <text:p text:style-name="P1"/>
      <text:p text:style-name="P1">Demandeur : EARL DE TREMEUR</text:p>
      <text:p text:style-name="P1">Adresse : STIVEL<text:line-break/>22310 PLESTIN LES GREVES</text:p>
      <text:p text:style-name="P1">Cédant : SCEA DE KERONIC</text:p>
      <text:p text:style-name="P1"/>
      <text:p text:style-name="P1"/>
      <text:p text:style-name="P1">La demande **est** une demande standard.</text:p>
      <text:p text:style-name="P1"/>
      <text:p text:style-name="P1"/>
      <text:p text:style-name="P1"/>
      <text:p text:style-name="P1"/>
      <text:p text:style-name="P1"/>
      <text:p text:style-name="P1">----------------------------------------</text:p>
      <text:p text:style-name="P1">Type : parcelles</text:p>
      <text:p text:style-name="P1">Commune : PLESTIN-LES-GREVES</text:p>
      <text:p text:style-name="P1"/>
      <text:p text:style-name="P1"/>
      <text:p text:style-name="P1">Parcelles : YD75B - YD80A - YD76A - YD76Z - YD26A - YD26B - YD75A - YD88A - YD88B - YD88C - YD88D - YD88E - YD89 - YD91 - YD94A - YD94B - YD94C - YD97A - YD97B - YD97C - YD97D - YD127 - ZX116A - ZX116B - ZX116C - ZX116D - ZX116E - ZX116F - ZX116G - ZX116H - ZX116I - ZX116J - ZX116K</text:p>
      <text:p text:style-name="P1">Superficie : 25,3914 ha</text:p>
      <text:p text:style-name="P1"/>
      <text:p text:style-name="P1"/>
      <text:p text:style-name="P1">----------------------------------------</text:p>
      <text:p text:style-name="P1">Type : parcelles</text:p>
      <text:p text:style-name="P1">Commune : TREMEL</text:p>
      <text:p text:style-name="P1"/>
      <text:p text:style-name="P1"/>
      <text:p text:style-name="P1">Parcelles : C864 - C865</text:p>
      <text:p text:style-name="P1">Superficie : 1,1755 ha</text:p>
      <text:p text:style-name="P1"/>
      <text:p text:style-name="P1"/>
      <text:p text:style-name="P1">----------------------------------------</text:p>
      <text:p text:style-name="P1">Type : parcelles</text:p>
      <text:p text:style-name="P1">Commune : PLOUEGAT-GUERAND</text:p>
      <text:p text:style-name="P1"/>
      <text:p text:style-name="P1"/>
      <text:p text:style-name="P1">Parcelles : C219 - C794 - C795 - C796 - C819 - C826 - C827 - C215 - C216</text:p>
      <text:p text:style-name="P1">Superficie : 4,2652 h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1T18:29:17.323310700</meta:creation-date>
    <dc:date>2025-12-14T08:21:23.664984300</dc:date>
    <meta:editing-duration>PT2H2M54S</meta:editing-duration>
    <meta:editing-cycles>13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34" meta:word-count="168" meta:character-count="1154" meta:non-whitespace-character-count="1020"/>
  </office:meta>
</office:document-meta>
</file>